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543c" officeooo:paragraph-rsid="0003543c"/>
    </style:style>
    <style:style style:name="P2" style:family="paragraph" style:parent-style-name="Standard">
      <style:text-properties officeooo:rsid="0003543c" officeooo:paragraph-rsid="000cfab4"/>
    </style:style>
    <style:style style:name="P3" style:family="paragraph" style:parent-style-name="Standard">
      <style:text-properties officeooo:rsid="000cfab4" officeooo:paragraph-rsid="0003543c"/>
    </style:style>
    <style:style style:name="P4" style:family="paragraph" style:parent-style-name="Standard">
      <style:text-properties officeooo:rsid="0011e94f" officeooo:paragraph-rsid="000ec49a"/>
    </style:style>
    <style:style style:name="P5" style:family="paragraph" style:parent-style-name="Standard">
      <style:text-properties officeooo:rsid="0011e94f" officeooo:paragraph-rsid="0014771b"/>
    </style:style>
    <style:style style:name="P6" style:family="paragraph" style:parent-style-name="Standard">
      <style:text-properties officeooo:rsid="0003543c" officeooo:paragraph-rsid="0003543c"/>
    </style:style>
    <style:style style:name="P7" style:family="paragraph" style:parent-style-name="Standard">
      <style:text-properties officeooo:rsid="0003543c" officeooo:paragraph-rsid="0012fefa"/>
    </style:style>
    <style:style style:name="P8" style:family="paragraph" style:parent-style-name="Standard">
      <style:text-properties officeooo:rsid="0003543c" officeooo:paragraph-rsid="000ec49a"/>
    </style:style>
    <style:style style:name="P9" style:family="paragraph" style:parent-style-name="Standard">
      <style:text-properties officeooo:rsid="0003543c" officeooo:paragraph-rsid="0014db5e"/>
    </style:style>
    <style:style style:name="T1" style:family="text">
      <style:text-properties officeooo:rsid="00050a28"/>
    </style:style>
    <style:style style:name="T2" style:family="text">
      <style:text-properties officeooo:rsid="0007d607"/>
    </style:style>
    <style:style style:name="T3" style:family="text">
      <style:text-properties officeooo:rsid="0009b422"/>
    </style:style>
    <style:style style:name="T4" style:family="text">
      <style:text-properties officeooo:rsid="000adbda"/>
    </style:style>
    <style:style style:name="T5" style:family="text">
      <style:text-properties officeooo:rsid="000c14ff"/>
    </style:style>
    <style:style style:name="T6" style:family="text">
      <style:text-properties officeooo:rsid="000cfab4"/>
    </style:style>
    <style:style style:name="T7" style:family="text">
      <style:text-properties officeooo:rsid="000ec49a"/>
    </style:style>
    <style:style style:name="T8" style:family="text">
      <style:text-properties officeooo:rsid="00104075"/>
    </style:style>
    <style:style style:name="T9" style:family="text">
      <style:text-properties officeooo:rsid="0012fefa"/>
    </style:style>
    <style:style style:name="T10" style:family="text">
      <style:text-properties officeooo:rsid="0014771b"/>
    </style:style>
    <style:style style:name="T11" style:family="text">
      <style:text-properties officeooo:rsid="0014db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9">ilansh</text:span></text:p>
      <text:p text:style-name="P7"><text:span text:style-name="T9">302514401</text:span></text:p>
      <text:p text:style-name="P7"><text:span text:style-name="T9">Ilan Shamir</text:span></text:p>
      <text:p text:style-name="P1"/>
      <text:p text:style-name="P1">1. a. func2, func3.</text:p>
      <text:p text:style-name="P1"><text:s text:c="4"/>b. func5.</text:p>
      <text:p text:style-name="P1"><text:s text:c="4"/>c. <text:span text:style-name="T1">func6.</text:span></text:p>
      <text:p text:style-name="P1"><text:span text:style-name="T1"><text:s text:c="4"/>d. </text:span><text:span text:style-name="T2">func1.</text:span></text:p>
      <text:p text:style-name="P1"><text:span text:style-name="T2"><text:s text:c="4"/>e. </text:span><text:span text:style-name="T3">func2, func3.</text:span></text:p>
      <text:p text:style-name="P1"><text:span text:style-name="T3"><text:s text:c="4"/>f. </text:span><text:span text:style-name="T4">func7.</text:span></text:p>
      <text:p text:style-name="P1"><text:span text:style-name="T4"><text:s text:c="4"/>g. </text:span><text:span text:style-name="T5">func2, func3 (can be initialized in the array without a warning).</text:span></text:p>
      <text:p text:style-name="P1"><text:span text:style-name="T5"><text:s text:c="4"/>e. </text:span><text:span text:style-name="T6">func5.</text:span></text:p>
      <text:p text:style-name="P3"/>
      <text:p text:style-name="P2"><text:span text:style-name="T6">2. </text:span><text:span text:style-name="T7">The problem is that the malloc is called without a cast to (double*) so pointer arithmetic is not applied on the last '+1', meaning, the address sent to the function fillStudentGrades is incorrect because it is only byte apart from the start of the allocated area, while it should be 8 bytes apart (enough space for double).</text:span></text:p>
      <text:p text:style-name="P8"><text:span text:style-name="T7">The solution would be to use (double*) </text:span><text:span text:style-name="T8">cast</text:span><text:span text:style-name="T7"> in front of malloc, </text:span><text:span text:style-name="T8">applying pointer arithmetic</text:span></text:p>
      <text:p text:style-name="P9"><text:span text:style-name="T11">(we could also write sizeof(double) instead of +1).</text:span></text:p>
      <text:p text:style-name="P4"/>
      <text:p text:style-name="P5"><text:span text:style-name="T10">Valgrind input: valgrind --leak-check=full HashInts 10</text:span></text:p>
      <text:p text:style-name="P5"><text:span text:style-name="T10"/></text:p>
      <text:p text:style-name="P5"><text:span text:style-name="T10">valgrind output:</text:span></text:p>
      <text:p text:style-name="P5"><text:span text:style-name="T10">==12038== HEAP SUMMARY:</text:span></text:p>
      <text:p text:style-name="P5"><text:span text:style-name="T10">==12038== <text:s text:c="4"/>in use at exit: 0 bytes in 0 blocks</text:span></text:p>
      <text:p text:style-name="P5"><text:span text:style-name="T10">==12038== <text:s text:c="2"/>total heap usage: 81 allocs, 81 frees, 1,300 bytes allocated</text:span></text:p>
      <text:p text:style-name="P5"><text:span text:style-name="T10">==12038== </text:span></text:p>
      <text:p text:style-name="P5"><text:span text:style-name="T10">==12038== All heap blocks were freed -- no leaks are possible</text:span></text:p>
      <text:p text:style-name="P5"><text:span text:style-name="T10">==12038== </text:span></text:p>
      <text:p text:style-name="P5"><text:span text:style-name="T10">==12038== For counts of detected and suppressed errors, rerun with: -v</text:span></text:p>
      <text:p text:style-name="P5"><text:span text:style-name="T10">==12038== ERROR SUMMARY: 0 errors from 0 contexts (suppressed: 4 from 4)</text:span></text:p>
      <text:p text:style-name="P5"><text:span text:style-name="T1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lan Shamir</meta:initial-creator>
    <meta:creation-date>2011-08-21T15:26:06</meta:creation-date>
    <dc:date>2011-08-24T22:01:36</dc:date>
    <dc:creator>Ilan Shamir</dc:creator>
    <meta:editing-duration>PT03H14M17S</meta:editing-duration>
    <meta:editing-cycles>14</meta:editing-cycles>
    <meta:generator>OpenOffice.org/3.2$Unix OpenOffice.org_project/320m19$Build-9505</meta:generator>
    <meta:document-statistic meta:table-count="0" meta:image-count="0" meta:object-count="0" meta:page-count="1" meta:paragraph-count="24" meta:word-count="183" meta:character-count="1115"/>
  </office:meta>
</office:document-meta>
</file>